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fill-color="#ffffff" fo:min-height="0cm"/>
    </style:style>
    <style:style style:name="gr3" style:family="graphic">
      <style:graphic-properties style:protect="size"/>
    </style:style>
    <style:style style:name="pr1" style:family="presentation" style:parent-style-name="lyt-cool-title">
      <style:graphic-properties draw:stroke="none" draw:fill="none" draw:fill-color="#ffffff" draw:textarea-horizontal-align="justify" draw:textarea-vertical-align="middle" draw:auto-grow-height="true" draw:auto-grow-width="false" fo:min-height="1.905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lyt-cool-notes">
      <style:graphic-properties draw:stroke="none" draw:fill="none" draw:fill-color="#ffffff" draw:auto-grow-height="true" fo:min-height="11.41cm" draw:shadow="hidden"/>
    </style:style>
    <style:style style:name="pr3" style:family="presentation" style:parent-style-name="lyt-cool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3%" text:enable-numbering="false" fo:text-indent="0cm" style:line-break="strict"/>
    </style:style>
    <style:style style:name="P2" style:family="paragraph">
      <style:paragraph-properties fo:margin-left="0cm" fo:margin-right="0cm" fo:line-height="93%" text:enable-numbering="false" fo:text-indent="0cm" style:line-break="strict" style:writing-mode="lr-tb"/>
      <style:text-properties fo:font-size="3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size="36pt" fo:language="en" fo:country="GB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text-style-name="P2" draw:layer="layout" svg:width="25.201cm" svg:height="1.905cm" svg:x="1.27cm" svg:y="0.635cm" presentation:class="title" presentation:user-transformed="true">
          <draw:text-box>
            <text:p text:style-name="P1"><text:span text:style-name="T1">Best Stores / Products in September</text:span></text:p>
          </draw:text-box>
        </draw:frame>
        <draw:rect draw:name="spagobi_placeholder_beststores" draw:style-name="gr1" draw:text-style-name="P3" draw:layer="layout" svg:width="19.05cm" svg:height="6.985cm" svg:x="5.715cm" svg:y="10.16cm">
          <text:p text:style-name="P4"/>
        </draw:rect>
        <presentation:notes draw:style-name="dp2">
          <office:forms form:automatic-focus="false" form:apply-design-mode="false"/>
          <draw:page-thumbnail draw:layer="layout" svg:width="14.847cm" svg:height="11.139cm" svg:x="3.074cm" svg:y="2.258cm" draw:page-number="1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  <draw:frame draw:style-name="gr2" draw:layer="layout" svg:width="0.099cm" svg:height="1.204cm" svg:x="0cm" svg:y="0cm">
            <draw:text-box>
              <text:p text:style-name="P4"/>
            </draw:text-box>
          </draw:frame>
          <draw:frame draw:style-name="gr2" draw:layer="layout" svg:width="0.099cm" svg:height="1.204cm" svg:x="0cm" svg:y="0cm">
            <draw:text-box>
              <text:p text:style-name="P4"/>
            </draw:text-box>
          </draw:frame>
          <draw:page-thumbnail draw:style-name="gr3" draw:layer="layout" svg:width="13.705cm" svg:height="10.279cm" svg:x="3.647cm" svg:y="2.853cm" draw:page-number="1" presentation:class="page"/>
        </presentation:notes>
      </draw:page>
      <draw:page draw:name="page2" draw:style-name="dp1" draw:master-page-name="lyt-cool" presentation:presentation-page-layout-name="AL1T19">
        <office:forms form:automatic-focus="false" form:apply-design-mode="false"/>
        <draw:frame presentation:style-name="pr3" draw:text-style-name="P2" draw:layer="layout" svg:width="23.911cm" svg:height="3.507cm" svg:x="2.058cm" svg:y="1.543cm" presentation:class="title">
          <draw:text-box>
            <text:p text:style-name="P1"><text:span text:style-name="T1">Assistant Managers in stores</text:span></text:p>
          </draw:text-box>
        </draw:frame>
        <draw:rect draw:name="spagobi_placeholder_bestproducts" draw:style-name="gr1" draw:layer="layout" svg:width="18.415cm" svg:height="7.62cm" svg:x="5.08cm" svg:y="9.525cm">
          <text:p text:style-name="P4"/>
        </draw:rect>
        <presentation:notes draw:style-name="dp2">
          <draw:page-thumbnail draw:layer="layout" svg:width="14.847cm" svg:height="11.077cm" svg:x="3.074cm" svg:y="2.258cm" draw:page-number="2"/>
          <draw:frame presentation:style-name="pr2" draw:text-style-name="P5" draw:layer="layout" svg:width="14.517cm" svg:height="11.41cm" svg:x="3.249cm" svg:y="14.13cm" presentation:class="notes" presentation:placeholder="true">
            <draw:text-box/>
          </draw:frame>
          <draw:frame draw:style-name="gr2" draw:layer="layout" svg:width="0.099cm" svg:height="1.204cm" svg:x="0cm" svg:y="0cm">
            <draw:text-box>
              <text:p text:style-name="P4"/>
            </draw:text-box>
          </draw:frame>
          <draw:frame draw:style-name="gr2" draw:layer="layout" svg:width="0.099cm" svg:height="1.204cm" svg:x="0cm" svg:y="0cm">
            <draw:text-box>
              <text:p text:style-name="P4"/>
            </draw:text-box>
          </draw:frame>
          <draw:page-thumbnail draw:style-name="gr3" draw:layer="layout" svg:width="13.705cm" svg:height="10.279cm" svg:x="3.647cm" svg:y="2.853cm" draw:page-number="2" presentation:class="page"/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ero&gt;</text:page-number></text:span></text:p>
        </draw:text-box>
      </draw:frame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24cm"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0">
        <office:forms form:automatic-focus="false" form:apply-design-mode="false"/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Luca Fiscato</meta:initial-creator>
    <meta:creation-date>2006-06-05T10:26:21</meta:creation-date>
    <dc:creator>Luca Fiscato</dc:creator>
    <dc:date>2006-06-15T16:05:21</dc:date>
    <meta:print-date>2006-06-05T10:26:21</meta:print-date>
    <dc:language>it-IT</dc:language>
    <meta:editing-cycles>14</meta:editing-cycles>
    <meta:editing-duration>PT17M15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